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iri" svg:font-family="Amiri, Scheherazade, 'Traditional Arabic'"/>
    <style:font-face style:name="Lohit Devanagari1" svg:font-family="'Lohit Devanagari'"/>
    <style:font-face style:name="apple-system" svg:font-family="apple-system, .SFNSText-Regular, 'San Francisco', 'Helvetica Neue', Roboto, 'Segoe UI'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Times New Roman" officeooo:paragraph-rsid="00132479" style:font-name-complex="Times New Roman"/>
    </style:style>
    <style:style style:name="P2" style:family="paragraph" style:parent-style-name="Text_20_body">
      <style:text-properties style:font-name="Times New Roman" style:font-name-complex="Times New Roman"/>
    </style:style>
    <style:style style:name="P3" style:family="paragraph" style:parent-style-name="Text_20_body" style:list-style-name="L1">
      <style:text-properties style:font-name="Times New Roman" officeooo:rsid="00155839" officeooo:paragraph-rsid="00155839" style:font-name-complex="Times New Roman"/>
    </style:style>
    <style:style style:name="P4" style:family="paragraph" style:parent-style-name="Text_20_body" style:list-style-name="L3">
      <style:text-properties style:font-name="Times New Roman" officeooo:rsid="00155839" officeooo:paragraph-rsid="00155839" style:font-name-complex="Times New Roman"/>
    </style:style>
    <style:style style:name="P5" style:family="paragraph" style:parent-style-name="Text_20_body" style:list-style-name="L1">
      <style:text-properties style:font-name="Times New Roman" style:font-name-complex="Times New Roman"/>
    </style:style>
    <style:style style:name="P6" style:family="paragraph" style:parent-style-name="Text_20_body" style:list-style-name="L2">
      <style:text-properties style:font-name="Times New Roman" style:font-name-complex="Times New Roman"/>
    </style:style>
    <style:style style:name="P7" style:family="paragraph" style:parent-style-name="Text_20_body" style:list-style-name="L2">
      <style:text-properties style:font-name="Times New Roman" officeooo:rsid="0014ca1d" officeooo:paragraph-rsid="0014ca1d" style:font-name-complex="Times New Roman"/>
    </style:style>
    <style:style style:name="P8" style:family="paragraph" style:parent-style-name="Text_20_body"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Text_20_body" style:list-style-name="L3">
      <style:text-properties style:font-name="Times New Roman" fo:font-style="italic" officeooo:rsid="00155839" officeooo:paragraph-rsid="00155839" style:font-style-asian="italic" style:font-name-complex="Times New Roman" style:font-style-complex="italic"/>
    </style:style>
    <style:style style:name="P10" style:family="paragraph" style:parent-style-name="Title">
      <style:text-properties style:font-name="Times New Roman" style:font-name-complex="Times New Roman"/>
    </style:style>
    <style:style style:name="T1" style:family="text">
      <style:text-properties officeooo:rsid="001324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poran</text:p>
      <text:p text:style-name="P2"/>
      <text:p text:style-name="P2">Nama : Ari Ali Nugroho</text:p>
      <text:p text:style-name="P2">Kelas : 11 IPA 3</text:p>
      <text:p text:style-name="P2"/>
      <text:p text:style-name="P2">Waktu : <text:span text:style-name="T1">20</text:span> Mei 2020 (video durasi: 30 Menit)</text:p>
      <text:p text:style-name="P2">Sumber : Internet (youtube.com)</text:p>
      <text:p text:style-name="P2">Penceramah : Ustadz Adi Hidayat</text:p>
      <text:p text:style-name="P8">Materi: <text:span text:style-name="T1">Indikator Keberhasilan Puasa.</text:span></text:p>
      <text:p text:style-name="P8"/>
      <text:h text:style-name="P1" text:outline-level="2"><text:span text:style-name="T1">Rangkuman:</text:span></text:h>
      <text:list xml:id="list1186779742" text:style-name="L1">
        <text:list-item>
          <text:p text:style-name="P3">Dalil:</text:p>
        </text:list-item>
      </text:list>
      <text:list xml:id="list1215538251" text:style-name="L3">
        <text:list-header>
          <text:p text:style-name="P4">يَا أَيُّهَا الَّذِينَ آمَنُوا كُتِبَ عَلَيْكُمُ الصِّيَامُ كَمَا كُتِبَ عَلَى الَّذِينَ مِنْ قَبْلِكُمْ لَعَلَّكُمْ تَتَّقُونَ</text:p>
        </text:list-header>
        <text:list-item>
          <text:p text:style-name="P9">(Hai orang-orang yang beriman, diwajibkan atas kamu berpuasa sebagaimana diwajibkan atas orang-orang sebelum kamu <text:span text:style-name="T2">agar kamu bertakwa</text:span>.) [QS. 2:183]</text:p>
        </text:list-item>
      </text:list>
      <text:list xml:id="list93106042594677" text:continue-list="list1186779742" text:style-name="L1">
        <text:list-item>
          <text:p text:style-name="P5">Tujuan puasa adalah meningkatkan taqwa (meninggalkan segala yang dilarang oleh Allah).</text:p>
        </text:list-item>
        <text:list-item>
          <text:p text:style-name="P5">Taqwa merupakan puncak kebaikan.</text:p>
        </text:list-item>
        <text:list-item>
          <text:p text:style-name="P5">Keberhasilan puasa tidak hanya dilihat saat puasa ditunaikan saja, tetapi setelah puasa itu dilaksanakan (setelah ramadhan berakhir).</text:p>
        </text:list-item>
        <text:list-item>
          <text:p text:style-name="P5">Keberhasilan puasa tidak dapat didapat seseorang, kecuali dilaksanakan secara sungguh-sungguh (dengan niat dan tekad).</text:p>
        </text:list-item>
        <text:list-item>
          <text:p text:style-name="P5">Indikator keberhasilan puasa (ramadhan):</text:p>
        </text:list-item>
      </text:list>
      <text:list xml:id="list2423660499" text:style-name="L2">
        <text:list-item>
          <text:p text:style-name="P6">Akan memiliki "perisai" takwa (dapat meninggalkan/terhindar dari maksiat).</text:p>
        </text:list-item>
        <text:list-item>
          <text:p text:style-name="P6">Mudah melakukan kebaikan-kebaikan.</text:p>
        </text:list-item>
        <text:list-item>
          <text:p text:style-name="P6">Mudah meninggalkan keburukan.</text:p>
        </text:list-item>
        <text:list-item>
          <text:p text:style-name="P6">Meningkatnya ibadah-ibadah.</text:p>
        </text:list-item>
        <text:list-item>
          <text:p text:style-name="P7">Menjaga kebiasaan-kebiasan baik hingga diluar puas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iri" svg:font-family="Amiri, Scheherazade, 'Traditional Arabic'"/>
    <style:font-face style:name="Lohit Devanagari1" svg:font-family="'Lohit Devanagari'"/>
    <style:font-face style:name="apple-system" svg:font-family="apple-system, .SFNSText-Regular, 'San Francisco', 'Helvetica Neue', Roboto, 'Segoe UI'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17:41:07.145873446</meta:creation-date>
    <dc:date>2020-05-20T09:31:03.858197326</dc:date>
    <meta:editing-duration>PT6M29S</meta:editing-duration>
    <meta:editing-cycles>5</meta:editing-cycles>
    <meta:generator>LibreOffice/6.4.3.2$Linux_X86_64 LibreOffice_project/40$Build-2</meta:generator>
    <meta:document-statistic meta:table-count="0" meta:image-count="0" meta:object-count="0" meta:page-count="1" meta:paragraph-count="21" meta:word-count="154" meta:character-count="1069" meta:non-whitespace-character-count="949"/>
  </office:meta>
</office:document-meta>
</file>